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2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4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11" table:style-name="ce46">
            <text:p>142,411</text:p>
          </table:table-cell>
          <table:table-cell office:value-type="float" office:value="9006580" table:style-name="ce46">
            <text:p>9,006,580</text:p>
          </table:table-cell>
          <table:table-cell office:value-type="float" office:value="23375314" table:style-name="ce46">
            <text:p>23,375,314</text:p>
          </table:table-cell>
          <table:table-cell office:value-type="float" office:value="11578696" table:style-name="ce46">
            <text:p>11,578,696</text:p>
          </table:table-cell>
          <table:table-cell office:value-type="float" office:value="11796618" table:style-name="ce46">
            <text:p>11,796,618</text:p>
          </table:table-cell>
          <table:table-cell office:value-type="float" office:value="98.15" table:style-name="ce47">
            <text:p>98.15</text:p>
          </table:table-cell>
          <table:table-cell office:value-type="float" office:value="645.78" table:style-name="ce47">
            <text:p>645.78</text:p>
          </table:table-cell>
          <table:table-cell office:value-type="float" office:value="2.6" table:style-name="ce48">
            <text:p>2.6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12月</text:p>
          </table:table-cell>
          <table:table-cell office:value-type="float" office:value="36197.066899999998" table:style-name="ce56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11" table:style-name="ce51">
            <text:p>142,411</text:p>
          </table:table-cell>
          <table:table-cell office:value-type="float" office:value="9006580" table:style-name="ce51">
            <text:p>9,006,580</text:p>
          </table:table-cell>
          <table:table-cell office:value-type="float" office:value="23375314" table:style-name="ce51">
            <text:p>23,375,314</text:p>
          </table:table-cell>
          <table:table-cell office:value-type="float" office:value="11578696" table:style-name="ce51">
            <text:p>11,578,696</text:p>
          </table:table-cell>
          <table:table-cell office:value-type="float" office:value="11796618" table:style-name="ce51">
            <text:p>11,796,618</text:p>
          </table:table-cell>
          <table:table-cell office:value-type="float" office:value="98.15" table:style-name="ce52">
            <text:p>98.15</text:p>
          </table:table-cell>
          <table:table-cell office:value-type="float" office:value="645.78" table:style-name="ce52">
            <text:p>645.78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7">
            <text:p>111<text:span text:style-name="T5">年</text:span></text:p>
          </table:table-cell>
          <table:table-cell table:style-name="ce56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6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1" table:style-name="ce51">
            <text:p>142,431</text:p>
          </table:table-cell>
          <table:table-cell office:value-type="float" office:value="9005752" table:style-name="ce51">
            <text:p>9,005,752</text:p>
          </table:table-cell>
          <table:table-cell office:value-type="float" office:value="23349666" table:style-name="ce51">
            <text:p>23,349,666</text:p>
          </table:table-cell>
          <table:table-cell office:value-type="float" office:value="11565761" table:style-name="ce51">
            <text:p>11,565,761</text:p>
          </table:table-cell>
          <table:table-cell office:value-type="float" office:value="11783905" table:style-name="ce51">
            <text:p>11,783,905</text:p>
          </table:table-cell>
          <table:table-cell office:value-type="float" office:value="98.15" table:style-name="ce52">
            <text:p>98.15</text:p>
          </table:table-cell>
          <table:table-cell office:value-type="float" office:value="645.07000000000005" table:style-name="ce52">
            <text:p>645.07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0" table:style-name="ce51">
            <text:p>142,430</text:p>
          </table:table-cell>
          <table:table-cell office:value-type="float" office:value="9005454" table:style-name="ce51">
            <text:p>9,005,454</text:p>
          </table:table-cell>
          <table:table-cell office:value-type="float" office:value="23319776" table:style-name="ce51">
            <text:p>23,319,776</text:p>
          </table:table-cell>
          <table:table-cell office:value-type="float" office:value="11550791" table:style-name="ce51">
            <text:p>11,550,791</text:p>
          </table:table-cell>
          <table:table-cell office:value-type="float" office:value="11768985" table:style-name="ce51">
            <text:p>11,768,985</text:p>
          </table:table-cell>
          <table:table-cell office:value-type="float" office:value="98.15" table:style-name="ce52">
            <text:p>98.15</text:p>
          </table:table-cell>
          <table:table-cell office:value-type="float" office:value="644.24" table:style-name="ce52">
            <text:p>644.24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79" table:style-name="ce51">
            <text:p>142,479</text:p>
          </table:table-cell>
          <table:table-cell office:value-type="float" office:value="9004145" table:style-name="ce51">
            <text:p>9,004,145</text:p>
          </table:table-cell>
          <table:table-cell office:value-type="float" office:value="23268991" table:style-name="ce51">
            <text:p>23,268,991</text:p>
          </table:table-cell>
          <table:table-cell office:value-type="float" office:value="11523301" table:style-name="ce51">
            <text:p>11,523,301</text:p>
          </table:table-cell>
          <table:table-cell office:value-type="float" office:value="11745690" table:style-name="ce51">
            <text:p>11,745,690</text:p>
          </table:table-cell>
          <table:table-cell office:value-type="float" office:value="98.11" table:style-name="ce52">
            <text:p>98.11</text:p>
          </table:table-cell>
          <table:table-cell office:value-type="float" office:value="642.84" table:style-name="ce52">
            <text:p>642.84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80" table:style-name="ce51">
            <text:p>142,480</text:p>
          </table:table-cell>
          <table:table-cell office:value-type="float" office:value="9002584" table:style-name="ce51">
            <text:p>9,002,584</text:p>
          </table:table-cell>
          <table:table-cell office:value-type="float" office:value="23215015" table:style-name="ce51">
            <text:p>23,215,015</text:p>
          </table:table-cell>
          <table:table-cell office:value-type="float" office:value="11493738" table:style-name="ce51">
            <text:p>11,493,738</text:p>
          </table:table-cell>
          <table:table-cell office:value-type="float" office:value="11721277" table:style-name="ce51">
            <text:p>11,721,277</text:p>
          </table:table-cell>
          <table:table-cell office:value-type="float" office:value="98.06" table:style-name="ce52">
            <text:p>98.06</text:p>
          </table:table-cell>
          <table:table-cell office:value-type="float" office:value="641.35" table:style-name="ce52">
            <text:p>641.35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8" table:style-name="ce51">
            <text:p>7,748</text:p>
          </table:table-cell>
          <table:table-cell office:value-type="float" office:value="142503" table:style-name="ce51">
            <text:p>142,503</text:p>
          </table:table-cell>
          <table:table-cell office:value-type="float" office:value="9008300" table:style-name="ce51">
            <text:p>9,008,300</text:p>
          </table:table-cell>
          <table:table-cell office:value-type="float" office:value="23196178" table:style-name="ce51">
            <text:p>23,196,178</text:p>
          </table:table-cell>
          <table:table-cell office:value-type="float" office:value="11482441" table:style-name="ce51">
            <text:p>11,482,441</text:p>
          </table:table-cell>
          <table:table-cell office:value-type="float" office:value="11713737" table:style-name="ce51">
            <text:p>11,713,737</text:p>
          </table:table-cell>
          <table:table-cell office:value-type="float" office:value="98.03" table:style-name="ce52">
            <text:p>98.03</text:p>
          </table:table-cell>
          <table:table-cell office:value-type="float" office:value="640.83000000000004" table:style-name="ce52">
            <text:p>640.83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7" table:style-name="ce51">
            <text:p>7,747</text:p>
          </table:table-cell>
          <table:table-cell office:value-type="float" office:value="142506" table:style-name="ce51">
            <text:p>142,506</text:p>
          </table:table-cell>
          <table:table-cell office:value-type="float" office:value="9014700" table:style-name="ce51">
            <text:p>9,014,700</text:p>
          </table:table-cell>
          <table:table-cell office:value-type="float" office:value="23186278" table:style-name="ce51">
            <text:p>23,186,278</text:p>
          </table:table-cell>
          <table:table-cell office:value-type="float" office:value="11475116" table:style-name="ce51">
            <text:p>11,475,116</text:p>
          </table:table-cell>
          <table:table-cell office:value-type="float" office:value="11711162" table:style-name="ce51">
            <text:p>11,711,162</text:p>
          </table:table-cell>
          <table:table-cell office:value-type="float" office:value="97.98" table:style-name="ce52">
            <text:p>97.98</text:p>
          </table:table-cell>
          <table:table-cell office:value-type="float" office:value="640.55999999999995" table:style-name="ce52">
            <text:p>640.56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8" table:style-name="ce51">
            <text:p>7,748</text:p>
          </table:table-cell>
          <table:table-cell office:value-type="float" office:value="142528" table:style-name="ce51">
            <text:p>142,528</text:p>
          </table:table-cell>
          <table:table-cell office:value-type="float" office:value="9026456" table:style-name="ce51">
            <text:p>9,026,456</text:p>
          </table:table-cell>
          <table:table-cell office:value-type="float" office:value="23190064" table:style-name="ce51">
            <text:p>23,190,064</text:p>
          </table:table-cell>
          <table:table-cell office:value-type="float" office:value="11475027" table:style-name="ce51">
            <text:p>11,475,027</text:p>
          </table:table-cell>
          <table:table-cell office:value-type="float" office:value="11715037" table:style-name="ce51">
            <text:p>11,715,037</text:p>
          </table:table-cell>
          <table:table-cell office:value-type="float" office:value="97.95" table:style-name="ce52">
            <text:p>97.95</text:p>
          </table:table-cell>
          <table:table-cell office:value-type="float" office:value="640.66" table:style-name="ce52">
            <text:p>640.66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8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0.16750418760469013" table:style-name="ce59">
            <text:p>–0.17</text:p>
          </table:table-cell>
          <table:table-cell office:value-type="float" office:value="-0.30636654868989832" table:style-name="ce59">
            <text:p>–0.31</text:p>
          </table:table-cell>
          <table:table-cell office:value-type="float" office:value="0.59329885889320866" table:style-name="ce59">
            <text:p>0.59</text:p>
          </table:table-cell>
          <table:table-cell office:value-type="float" office:value="-1.1954044869603644" table:style-name="ce59">
            <text:p>–1.20</text:p>
          </table:table-cell>
          <table:table-cell office:value-type="float" office:value="-1.2983855034290881" table:style-name="ce59">
            <text:p>–1.30</text:p>
          </table:table-cell>
          <table:table-cell office:value-type="float" office:value="-1.0943247317608886" table:style-name="ce59">
            <text:p>–1.09</text:p>
          </table:table-cell>
          <table:table-cell office:value-type="float" office:value="-0.20376974019358415" table:style-name="ce59">
            <text:p>–0.20</text:p>
          </table:table-cell>
          <table:table-cell office:value-type="float" office:value="-1.1952314122237473" table:style-name="ce59">
            <text:p>–1.20</text:p>
          </table:table-cell>
          <table:table-cell office:value-type="float" office:value="-1.9083969465648956" table:style-name="ce59">
            <text:p>–1.91</text:p>
          </table:table-cell>
          <table:table-cell table:style-name="ce60"/>
          <table:table-cell table:number-columns-repeated="16371" table:style-name="ce27"/>
        </table:table-row>
        <table:table-row table:style-name="ro8">
          <table:table-cell office:value-type="string" table:style-name="ce61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1.290822253775655E-2" table:style-name="ce62">
            <text:p>0.01</text:p>
          </table:table-cell>
          <table:table-cell office:value-type="float" office:value="1.5437946472429232E-2" table:style-name="ce62">
            <text:p>0.02</text:p>
          </table:table-cell>
          <table:table-cell office:value-type="float" office:value="0.13040922049541304" table:style-name="ce62">
            <text:p>0.13</text:p>
          </table:table-cell>
          <table:table-cell office:value-type="float" office:value="1.6328623334887989E-2" table:style-name="ce62">
            <text:p>0.02</text:p>
          </table:table-cell>
          <table:table-cell office:value-type="float" office:value="-7.7559128814035517E-4" table:style-name="ce62">
            <text:p>–0.00</text:p>
          </table:table-cell>
          <table:table-cell office:value-type="float" office:value="3.308809151474465E-2" table:style-name="ce62">
            <text:p>0.03</text:p>
          </table:table-cell>
          <table:table-cell office:value-type="float" office:value="-3.0618493570117512E-2" table:style-name="ce62">
            <text:p>–0.03</text:p>
          </table:table-cell>
          <table:table-cell office:value-type="float" office:value="1.5611340077435797E-2" table:style-name="ce62">
            <text:p>0.02</text:p>
          </table:table-cell>
          <table:table-cell office:value-type="float" office:value="0" table:style-name="ce62">
            <text:p>—</text:p>
          </table:table-cell>
          <table:table-cell table:style-name="ce60"/>
          <table:table-cell table:number-columns-repeated="16371" table:style-name="ce27"/>
        </table:table-row>
        <table:table-row table:style-name="ro4">
          <table:table-cell office:value-type="string" table:style-name="ce63">
            <text:p>說明：1.表內列有「－」者表示無數字，「0.00」表示未滿百分之0.005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6"/>
          <table:table-cell table:style-name="ce67"/>
          <table:table-cell office:value-type="string" table:style-name="ce68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71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3.96年12月，原金門縣烏坵鄉面積因重測修正為1.2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5.98年2月，嘉義縣布袋鎮填海造地致面積增加1.9617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 <text:s text:c="2"/>增加4.2365平方公里。</text:p>
          </table:table-cell>
          <table:table-cell table:number-columns-repeated="16383"/>
        </table:table-row>
        <table:table-row table:style-name="ro4">
          <table:table-cell office:value-type="string" table:style-name="ce72">
            <text:p>　　　7.104年12月南沙太平島交通基礎整建工程竣工，增加面積0.0149平方公里。</text:p>
          </table:table-cell>
          <table:table-cell table:number-columns-repeated="16383"/>
        </table:table-row>
        <table:table-row table:number-rows-repeated="1048494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3"/>
          <table:table-cell office:value-type="string" table:style-name="ce74">
            <text:p>中 華 民 國 111 年 7 月 底</text:p>
          </table:table-cell>
          <table:table-cell table:number-columns-repeated="4" table:style-name="ce73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5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6">
            <text:p>36,197.0669</text:p>
          </table:table-cell>
          <table:table-cell office:value-type="float" office:value="368" table:style-name="ce77">
            <text:p>368</text:p>
          </table:table-cell>
          <table:table-cell office:value-type="float" office:value="7748" table:style-name="ce46">
            <text:p>7,748</text:p>
          </table:table-cell>
          <table:table-cell office:value-type="float" office:value="142528" table:style-name="ce46">
            <text:p>142,528</text:p>
          </table:table-cell>
          <table:table-cell office:value-type="float" office:value="9026456" table:style-name="ce46">
            <text:p>9,026,456</text:p>
          </table:table-cell>
          <table:table-cell office:value-type="float" office:value="23190064" table:style-name="ce46">
            <text:p>23,190,064</text:p>
          </table:table-cell>
          <table:table-cell office:value-type="float" office:value="11475027" table:style-name="ce46">
            <text:p>11,475,027</text:p>
          </table:table-cell>
          <table:table-cell office:value-type="float" office:value="11715037" table:style-name="ce46">
            <text:p>11,715,037</text:p>
          </table:table-cell>
          <table:table-cell office:value-type="float" office:value="97.95" table:style-name="ce47">
            <text:p>97.95</text:p>
          </table:table-cell>
          <table:table-cell office:value-type="float" office:value="640.66" table:style-name="ce47">
            <text:p>640.66</text:p>
          </table:table-cell>
          <table:table-cell office:value-type="float" office:value="2.57" table:style-name="ce48">
            <text:p>2.57</text:p>
          </table:table-cell>
          <table:table-cell table:style-name="ce60"/>
          <table:table-cell table:style-name="ce78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新北市</text:span></text:p>
          </table:table-cell>
          <table:table-cell office:value-type="float" office:value="2052.5666999999999" table:style-name="ce81">
            <text:p>2,052.5667</text:p>
          </table:table-cell>
          <table:table-cell office:value-type="float" office:value="29" table:style-name="ce82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0" table:style-name="ce46">
            <text:p>22,150</text:p>
          </table:table-cell>
          <table:table-cell office:value-type="float" office:value="1625748" table:style-name="ce46">
            <text:p>1,625,748</text:p>
          </table:table-cell>
          <table:table-cell office:value-type="float" office:value="3974683" table:style-name="ce46">
            <text:p>3,974,683</text:p>
          </table:table-cell>
          <table:table-cell office:value-type="float" office:value="1938808" table:style-name="ce46">
            <text:p>1,938,808</text:p>
          </table:table-cell>
          <table:table-cell office:value-type="float" office:value="2035875" table:style-name="ce46">
            <text:p>2,035,875</text:p>
          </table:table-cell>
          <table:table-cell office:value-type="float" office:value="95.23" table:style-name="ce47">
            <text:p>95.23</text:p>
          </table:table-cell>
          <table:table-cell office:value-type="float" office:value="1936.45" table:style-name="ce47">
            <text:p>1,936.45</text:p>
          </table:table-cell>
          <table:table-cell office:value-type="float" office:value="2.44" table:style-name="ce48">
            <text:p>2.44</text:p>
          </table:table-cell>
          <table:table-cell table:style-name="ce60"/>
          <table:table-cell table:style-name="ce83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81">
            <text:p>271.7997</text:p>
          </table:table-cell>
          <table:table-cell office:value-type="float" office:value="12" table:style-name="ce82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1" table:style-name="ce46">
            <text:p>9,571</text:p>
          </table:table-cell>
          <table:table-cell office:value-type="float" office:value="1042073" table:style-name="ce46">
            <text:p>1,042,073</text:p>
          </table:table-cell>
          <table:table-cell office:value-type="float" office:value="2462482" table:style-name="ce46">
            <text:p>2,462,482</text:p>
          </table:table-cell>
          <table:table-cell office:value-type="float" office:value="1171248" table:style-name="ce46">
            <text:p>1,171,248</text:p>
          </table:table-cell>
          <table:table-cell office:value-type="float" office:value="1291234" table:style-name="ce46">
            <text:p>1,291,234</text:p>
          </table:table-cell>
          <table:table-cell office:value-type="float" office:value="90.71" table:style-name="ce47">
            <text:p>90.71</text:p>
          </table:table-cell>
          <table:table-cell office:value-type="float" office:value="9059.91" table:style-name="ce47">
            <text:p>9,059.91</text:p>
          </table:table-cell>
          <table:table-cell office:value-type="float" office:value="2.36" table:style-name="ce48">
            <text:p>2.36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桃園市</text:span></text:p>
          </table:table-cell>
          <table:table-cell office:value-type="float" office:value="1220.954" table:style-name="ce81">
            <text:p>1,220.9540</text:p>
          </table:table-cell>
          <table:table-cell office:value-type="float" office:value="13" table:style-name="ce82">
            <text:p>13</text:p>
          </table:table-cell>
          <table:table-cell office:value-type="float" office:value="516" table:style-name="ce46">
            <text:p>516</text:p>
          </table:table-cell>
          <table:table-cell office:value-type="float" office:value="11933" table:style-name="ce46">
            <text:p>11,933</text:p>
          </table:table-cell>
          <table:table-cell office:value-type="float" office:value="868802" table:style-name="ce46">
            <text:p>868,802</text:p>
          </table:table-cell>
          <table:table-cell office:value-type="float" office:value="2266824" table:style-name="ce46">
            <text:p>2,266,824</text:p>
          </table:table-cell>
          <table:table-cell office:value-type="float" office:value="1120734" table:style-name="ce46">
            <text:p>1,120,734</text:p>
          </table:table-cell>
          <table:table-cell office:value-type="float" office:value="1146090" table:style-name="ce46">
            <text:p>1,146,090</text:p>
          </table:table-cell>
          <table:table-cell office:value-type="float" office:value="97.79" table:style-name="ce47">
            <text:p>97.79</text:p>
          </table:table-cell>
          <table:table-cell office:value-type="float" office:value="1856.6" table:style-name="ce47">
            <text:p>1,856.60</text:p>
          </table:table-cell>
          <table:table-cell office:value-type="float" office:value="2.61" table:style-name="ce48">
            <text:p>2.61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中市</text:span></text:p>
          </table:table-cell>
          <table:table-cell office:value-type="float" office:value="2214.8968" table:style-name="ce81">
            <text:p>2,214.8968</text:p>
          </table:table-cell>
          <table:table-cell office:value-type="float" office:value="29" table:style-name="ce82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24237" table:style-name="ce46">
            <text:p>1,024,237</text:p>
          </table:table-cell>
          <table:table-cell office:value-type="float" office:value="2800981" table:style-name="ce46">
            <text:p>2,800,981</text:p>
          </table:table-cell>
          <table:table-cell office:value-type="float" office:value="1373004" table:style-name="ce46">
            <text:p>1,373,004</text:p>
          </table:table-cell>
          <table:table-cell office:value-type="float" office:value="1427977" table:style-name="ce46">
            <text:p>1,427,977</text:p>
          </table:table-cell>
          <table:table-cell office:value-type="float" office:value="96.15" table:style-name="ce47">
            <text:p>96.15</text:p>
          </table:table-cell>
          <table:table-cell office:value-type="float" office:value="1264.6099999999999" table:style-name="ce47">
            <text:p>1,264.61</text:p>
          </table:table-cell>
          <table:table-cell office:value-type="float" office:value="2.73" table:style-name="ce48">
            <text:p>2.73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臺南市</text:span></text:p>
          </table:table-cell>
          <table:table-cell office:value-type="float" office:value="2191.6531" table:style-name="ce81">
            <text:p>2,191.6531</text:p>
          </table:table-cell>
          <table:table-cell office:value-type="float" office:value="37" table:style-name="ce82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5" table:style-name="ce46">
            <text:p>9,655</text:p>
          </table:table-cell>
          <table:table-cell office:value-type="float" office:value="712475" table:style-name="ce46">
            <text:p>712,475</text:p>
          </table:table-cell>
          <table:table-cell office:value-type="float" office:value="1850735" table:style-name="ce46">
            <text:p>1,850,735</text:p>
          </table:table-cell>
          <table:table-cell office:value-type="float" office:value="920758" table:style-name="ce46">
            <text:p>920,758</text:p>
          </table:table-cell>
          <table:table-cell office:value-type="float" office:value="929977" table:style-name="ce46">
            <text:p>929,977</text:p>
          </table:table-cell>
          <table:table-cell office:value-type="float" office:value="99.01" table:style-name="ce47">
            <text:p>99.01</text:p>
          </table:table-cell>
          <table:table-cell office:value-type="float" office:value="844.45" table:style-name="ce47">
            <text:p>844.45</text:p>
          </table:table-cell>
          <table:table-cell office:value-type="float" office:value="2.6" table:style-name="ce48">
            <text:p>2.60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高雄市</text:span></text:p>
          </table:table-cell>
          <table:table-cell office:value-type="float" office:value="2951.8524000000002" table:style-name="ce81">
            <text:p>2,951.8524</text:p>
          </table:table-cell>
          <table:table-cell office:value-type="float" office:value="38" table:style-name="ce82">
            <text:p>38</text:p>
          </table:table-cell>
          <table:table-cell office:value-type="float" office:value="890" table:style-name="ce46">
            <text:p>890</text:p>
          </table:table-cell>
          <table:table-cell office:value-type="float" office:value="17309" table:style-name="ce46">
            <text:p>17,309</text:p>
          </table:table-cell>
          <table:table-cell office:value-type="float" office:value="1130744" table:style-name="ce46">
            <text:p>1,130,744</text:p>
          </table:table-cell>
          <table:table-cell office:value-type="float" office:value="2722904" table:style-name="ce46">
            <text:p>2,722,904</text:p>
          </table:table-cell>
          <table:table-cell office:value-type="float" office:value="1340547" table:style-name="ce46">
            <text:p>1,340,547</text:p>
          </table:table-cell>
          <table:table-cell office:value-type="float" office:value="1382357" table:style-name="ce46">
            <text:p>1,382,357</text:p>
          </table:table-cell>
          <table:table-cell office:value-type="float" office:value="96.98" table:style-name="ce47">
            <text:p>96.98</text:p>
          </table:table-cell>
          <table:table-cell office:value-type="float" office:value="922.44" table:style-name="ce47">
            <text:p>922.44</text:p>
          </table:table-cell>
          <table:table-cell office:value-type="float" office:value="2.41" table:style-name="ce48">
            <text:p>2.4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灣省</text:span></text:p>
          </table:table-cell>
          <table:table-cell office:value-type="float" office:value="25110.003700000001" table:style-name="ce81">
            <text:p>25,110.0037</text:p>
          </table:table-cell>
          <table:table-cell office:value-type="float" office:value="200" table:style-name="ce82">
            <text:p>200</text:p>
          </table:table-cell>
          <table:table-cell office:value-type="float" office:value="3521" table:style-name="ce46">
            <text:p>3,521</text:p>
          </table:table-cell>
          <table:table-cell office:value-type="float" office:value="58457" table:style-name="ce46">
            <text:p>58,457</text:p>
          </table:table-cell>
          <table:table-cell office:value-type="float" office:value="2576042" table:style-name="ce46">
            <text:p>2,576,042</text:p>
          </table:table-cell>
          <table:table-cell office:value-type="float" office:value="6957337" table:style-name="ce46">
            <text:p>6,957,337</text:p>
          </table:table-cell>
          <table:table-cell office:value-type="float" office:value="3532293" table:style-name="ce46">
            <text:p>3,532,293</text:p>
          </table:table-cell>
          <table:table-cell office:value-type="float" office:value="3425044" table:style-name="ce46">
            <text:p>3,425,044</text:p>
          </table:table-cell>
          <table:table-cell office:value-type="float" office:value="103.13" table:style-name="ce47">
            <text:p>103.13</text:p>
          </table:table-cell>
          <table:table-cell office:value-type="float" office:value="277.07" table:style-name="ce47">
            <text:p>277.07</text:p>
          </table:table-cell>
          <table:table-cell office:value-type="float" office:value="2.7" table:style-name="ce48">
            <text:p>2.7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宜蘭縣</text:span></text:p>
          </table:table-cell>
          <table:table-cell office:value-type="float" office:value="2143.6251000000002" table:style-name="ce90">
            <text:p>2,143.6251</text:p>
          </table:table-cell>
          <table:table-cell office:value-type="float" office:value="12" table:style-name="ce91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1" table:style-name="ce51">
            <text:p>3,661</text:p>
          </table:table-cell>
          <table:table-cell office:value-type="float" office:value="174946" table:style-name="ce51">
            <text:p>174,946</text:p>
          </table:table-cell>
          <table:table-cell office:value-type="float" office:value="448971" table:style-name="ce51">
            <text:p>448,971</text:p>
          </table:table-cell>
          <table:table-cell office:value-type="float" office:value="225845" table:style-name="ce51">
            <text:p>225,845</text:p>
          </table:table-cell>
          <table:table-cell office:value-type="float" office:value="223126" table:style-name="ce51">
            <text:p>223,126</text:p>
          </table:table-cell>
          <table:table-cell office:value-type="float" office:value="101.22" table:style-name="ce52">
            <text:p>101.22</text:p>
          </table:table-cell>
          <table:table-cell office:value-type="float" office:value="209.44" table:style-name="ce52">
            <text:p>209.44</text:p>
          </table:table-cell>
          <table:table-cell office:value-type="float" office:value="2.57" table:style-name="ce53">
            <text:p>2.57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縣</text:span></text:p>
          </table:table-cell>
          <table:table-cell office:value-type="float" office:value="1427.5369000000001" table:style-name="ce90">
            <text:p>1,427.5369</text:p>
          </table:table-cell>
          <table:table-cell office:value-type="float" office:value="13" table:style-name="ce91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32" table:style-name="ce51">
            <text:p>3,332</text:p>
          </table:table-cell>
          <table:table-cell office:value-type="float" office:value="212814" table:style-name="ce51">
            <text:p>212,814</text:p>
          </table:table-cell>
          <table:table-cell office:value-type="float" office:value="577026" table:style-name="ce51">
            <text:p>577,026</text:p>
          </table:table-cell>
          <table:table-cell office:value-type="float" office:value="294351" table:style-name="ce51">
            <text:p>294,351</text:p>
          </table:table-cell>
          <table:table-cell office:value-type="float" office:value="282675" table:style-name="ce51">
            <text:p>282,675</text:p>
          </table:table-cell>
          <table:table-cell office:value-type="float" office:value="104.13" table:style-name="ce52">
            <text:p>104.13</text:p>
          </table:table-cell>
          <table:table-cell office:value-type="float" office:value="404.21" table:style-name="ce52">
            <text:p>404.21</text:p>
          </table:table-cell>
          <table:table-cell office:value-type="float" office:value="2.71" table:style-name="ce53">
            <text:p>2.7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苗栗縣</text:span></text:p>
          </table:table-cell>
          <table:table-cell office:value-type="float" office:value="1820.3149000000001" table:style-name="ce90">
            <text:p>1,820.3149</text:p>
          </table:table-cell>
          <table:table-cell office:value-type="float" office:value="18" table:style-name="ce91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6" table:style-name="ce51">
            <text:p>4,696</text:p>
          </table:table-cell>
          <table:table-cell office:value-type="float" office:value="196105" table:style-name="ce51">
            <text:p>196,105</text:p>
          </table:table-cell>
          <table:table-cell office:value-type="float" office:value="535221" table:style-name="ce51">
            <text:p>535,221</text:p>
          </table:table-cell>
          <table:table-cell office:value-type="float" office:value="275761" table:style-name="ce51">
            <text:p>275,761</text:p>
          </table:table-cell>
          <table:table-cell office:value-type="float" office:value="259460" table:style-name="ce51">
            <text:p>259,460</text:p>
          </table:table-cell>
          <table:table-cell office:value-type="float" office:value="106.28" table:style-name="ce52">
            <text:p>106.28</text:p>
          </table:table-cell>
          <table:table-cell office:value-type="float" office:value="294.02999999999997" table:style-name="ce52">
            <text:p>294.03</text:p>
          </table:table-cell>
          <table:table-cell office:value-type="float" office:value="2.73" table:style-name="ce53">
            <text:p>2.7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彰化縣</text:span></text:p>
          </table:table-cell>
          <table:table-cell office:value-type="float" office:value="1074.396" table:style-name="ce90">
            <text:p>1,074.3960</text:p>
          </table:table-cell>
          <table:table-cell office:value-type="float" office:value="26" table:style-name="ce91">
            <text:p>26</text:p>
          </table:table-cell>
          <table:table-cell office:value-type="float" office:value="591" table:style-name="ce51">
            <text:p>591</text:p>
          </table:table-cell>
          <table:table-cell office:value-type="float" office:value="9211" table:style-name="ce51">
            <text:p>9,211</text:p>
          </table:table-cell>
          <table:table-cell office:value-type="float" office:value="400867" table:style-name="ce51">
            <text:p>400,867</text:p>
          </table:table-cell>
          <table:table-cell office:value-type="float" office:value="1246924" table:style-name="ce51">
            <text:p>1,246,924</text:p>
          </table:table-cell>
          <table:table-cell office:value-type="float" office:value="632588" table:style-name="ce51">
            <text:p>632,588</text:p>
          </table:table-cell>
          <table:table-cell office:value-type="float" office:value="614336" table:style-name="ce51">
            <text:p>614,336</text:p>
          </table:table-cell>
          <table:table-cell office:value-type="float" office:value="102.97" table:style-name="ce52">
            <text:p>102.97</text:p>
          </table:table-cell>
          <table:table-cell office:value-type="float" office:value="1160.58" table:style-name="ce52">
            <text:p>1,160.58</text:p>
          </table:table-cell>
          <table:table-cell office:value-type="float" office:value="3.11" table:style-name="ce53">
            <text:p>3.1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南投縣</text:span></text:p>
          </table:table-cell>
          <table:table-cell office:value-type="float" office:value="4106.4359999999997" table:style-name="ce90">
            <text:p>4,106.4360</text:p>
          </table:table-cell>
          <table:table-cell office:value-type="float" office:value="13" table:style-name="ce91">
            <text:p>13</text:p>
          </table:table-cell>
          <table:table-cell office:value-type="float" office:value="263" table:style-name="ce51">
            <text:p>263</text:p>
          </table:table-cell>
          <table:table-cell office:value-type="float" office:value="4273" table:style-name="ce51">
            <text:p>4,273</text:p>
          </table:table-cell>
          <table:table-cell office:value-type="float" office:value="179672" table:style-name="ce51">
            <text:p>179,672</text:p>
          </table:table-cell>
          <table:table-cell office:value-type="float" office:value="480890" table:style-name="ce51">
            <text:p>480,890</text:p>
          </table:table-cell>
          <table:table-cell office:value-type="float" office:value="245402" table:style-name="ce51">
            <text:p>245,402</text:p>
          </table:table-cell>
          <table:table-cell office:value-type="float" office:value="235488" table:style-name="ce51">
            <text:p>235,488</text:p>
          </table:table-cell>
          <table:table-cell office:value-type="float" office:value="104.21" table:style-name="ce52">
            <text:p>104.21</text:p>
          </table:table-cell>
          <table:table-cell office:value-type="float" office:value="117.11" table:style-name="ce52">
            <text:p>117.11</text:p>
          </table:table-cell>
          <table:table-cell office:value-type="float" office:value="2.68" table:style-name="ce53">
            <text:p>2.6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雲林縣</text:span></text:p>
          </table:table-cell>
          <table:table-cell office:value-type="float" office:value="1290.8326" table:style-name="ce90">
            <text:p>1,290.8326</text:p>
          </table:table-cell>
          <table:table-cell office:value-type="float" office:value="20" table:style-name="ce91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505" table:style-name="ce51">
            <text:p>6,505</text:p>
          </table:table-cell>
          <table:table-cell office:value-type="float" office:value="244940" table:style-name="ce51">
            <text:p>244,940</text:p>
          </table:table-cell>
          <table:table-cell office:value-type="float" office:value="665750" table:style-name="ce51">
            <text:p>665,750</text:p>
          </table:table-cell>
          <table:table-cell office:value-type="float" office:value="343844" table:style-name="ce51">
            <text:p>343,844</text:p>
          </table:table-cell>
          <table:table-cell office:value-type="float" office:value="321906" table:style-name="ce51">
            <text:p>321,906</text:p>
          </table:table-cell>
          <table:table-cell office:value-type="float" office:value="106.82" table:style-name="ce52">
            <text:p>106.82</text:p>
          </table:table-cell>
          <table:table-cell office:value-type="float" office:value="515.75" table:style-name="ce52">
            <text:p>515.75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縣</text:span></text:p>
          </table:table-cell>
          <table:table-cell office:value-type="float" office:value="1903.6367" table:style-name="ce90">
            <text:p>1,903.6367</text:p>
          </table:table-cell>
          <table:table-cell office:value-type="float" office:value="18" table:style-name="ce91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6" table:style-name="ce51">
            <text:p>5,366</text:p>
          </table:table-cell>
          <table:table-cell office:value-type="float" office:value="185209" table:style-name="ce51">
            <text:p>185,209</text:p>
          </table:table-cell>
          <table:table-cell office:value-type="float" office:value="489814" table:style-name="ce51">
            <text:p>489,814</text:p>
          </table:table-cell>
          <table:table-cell office:value-type="float" office:value="253868" table:style-name="ce51">
            <text:p>253,868</text:p>
          </table:table-cell>
          <table:table-cell office:value-type="float" office:value="235946" table:style-name="ce51">
            <text:p>235,946</text:p>
          </table:table-cell>
          <table:table-cell office:value-type="float" office:value="107.6" table:style-name="ce52">
            <text:p>107.60</text:p>
          </table:table-cell>
          <table:table-cell office:value-type="float" office:value="257.3" table:style-name="ce52">
            <text:p>257.30</text:p>
          </table:table-cell>
          <table:table-cell office:value-type="float" office:value="2.64" table:style-name="ce53">
            <text:p>2.64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屏東縣</text:span></text:p>
          </table:table-cell>
          <table:table-cell office:value-type="float" office:value="2775.6003000000001" table:style-name="ce90">
            <text:p>2,775.6003</text:p>
          </table:table-cell>
          <table:table-cell office:value-type="float" office:value="33" table:style-name="ce91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2" table:style-name="ce51">
            <text:p>7,102</text:p>
          </table:table-cell>
          <table:table-cell office:value-type="float" office:value="294203" table:style-name="ce51">
            <text:p>294,203</text:p>
          </table:table-cell>
          <table:table-cell office:value-type="float" office:value="800138" table:style-name="ce51">
            <text:p>800,138</text:p>
          </table:table-cell>
          <table:table-cell office:value-type="float" office:value="406917" table:style-name="ce51">
            <text:p>406,917</text:p>
          </table:table-cell>
          <table:table-cell office:value-type="float" office:value="393221" table:style-name="ce51">
            <text:p>393,221</text:p>
          </table:table-cell>
          <table:table-cell office:value-type="float" office:value="103.48" table:style-name="ce52">
            <text:p>103.48</text:p>
          </table:table-cell>
          <table:table-cell office:value-type="float" office:value="288.27999999999997" table:style-name="ce52">
            <text:p>288.28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臺東縣</text:span></text:p>
          </table:table-cell>
          <table:table-cell office:value-type="float" office:value="3515.2525999999998" table:style-name="ce90">
            <text:p>3,515.2526</text:p>
          </table:table-cell>
          <table:table-cell office:value-type="float" office:value="16" table:style-name="ce91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150" table:style-name="ce51">
            <text:p>84,150</text:p>
          </table:table-cell>
          <table:table-cell office:value-type="float" office:value="212891" table:style-name="ce51">
            <text:p>212,891</text:p>
          </table:table-cell>
          <table:table-cell office:value-type="float" office:value="109038" table:style-name="ce51">
            <text:p>109,038</text:p>
          </table:table-cell>
          <table:table-cell office:value-type="float" office:value="103853" table:style-name="ce51">
            <text:p>103,853</text:p>
          </table:table-cell>
          <table:table-cell office:value-type="float" office:value="104.99" table:style-name="ce52">
            <text:p>104.99</text:p>
          </table:table-cell>
          <table:table-cell office:value-type="float" office:value="60.56" table:style-name="ce52">
            <text:p>60.56</text:p>
          </table:table-cell>
          <table:table-cell office:value-type="float" office:value="2.5299999999999998" table:style-name="ce53">
            <text:p>2.5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花蓮縣</text:span></text:p>
          </table:table-cell>
          <table:table-cell office:value-type="float" office:value="4628.5713999999998" table:style-name="ce90">
            <text:p>4,628.5714</text:p>
          </table:table-cell>
          <table:table-cell office:value-type="float" office:value="13" table:style-name="ce91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5" table:style-name="ce51">
            <text:p>3,625</text:p>
          </table:table-cell>
          <table:table-cell office:value-type="float" office:value="127866" table:style-name="ce51">
            <text:p>127,866</text:p>
          </table:table-cell>
          <table:table-cell office:value-type="float" office:value="319095" table:style-name="ce51">
            <text:p>319,095</text:p>
          </table:table-cell>
          <table:table-cell office:value-type="float" office:value="161102" table:style-name="ce51">
            <text:p>161,102</text:p>
          </table:table-cell>
          <table:table-cell office:value-type="float" office:value="157993" table:style-name="ce51">
            <text:p>157,993</text:p>
          </table:table-cell>
          <table:table-cell office:value-type="float" office:value="101.97" table:style-name="ce52">
            <text:p>101.97</text:p>
          </table:table-cell>
          <table:table-cell office:value-type="float" office:value="68.94" table:style-name="ce52">
            <text:p>68.94</text:p>
          </table:table-cell>
          <table:table-cell office:value-type="float" office:value="2.5" table:style-name="ce53">
            <text:p>2.5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澎湖縣</text:span></text:p>
          </table:table-cell>
          <table:table-cell office:value-type="float" office:value="126.86409999999999" table:style-name="ce90">
            <text:p>126.8641</text:p>
          </table:table-cell>
          <table:table-cell office:value-type="float" office:value="6" table:style-name="ce91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182" table:style-name="ce51">
            <text:p>42,182</text:p>
          </table:table-cell>
          <table:table-cell office:value-type="float" office:value="106221" table:style-name="ce51">
            <text:p>106,221</text:p>
          </table:table-cell>
          <table:table-cell office:value-type="float" office:value="54564" table:style-name="ce51">
            <text:p>54,564</text:p>
          </table:table-cell>
          <table:table-cell office:value-type="float" office:value="51657" table:style-name="ce51">
            <text:p>51,657</text:p>
          </table:table-cell>
          <table:table-cell office:value-type="float" office:value="105.63" table:style-name="ce52">
            <text:p>105.63</text:p>
          </table:table-cell>
          <table:table-cell office:value-type="float" office:value="837.28" table:style-name="ce52">
            <text:p>837.28</text:p>
          </table:table-cell>
          <table:table-cell office:value-type="float" office:value="2.52" table:style-name="ce53">
            <text:p>2.5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基隆市</text:span></text:p>
          </table:table-cell>
          <table:table-cell office:value-type="float" office:value="132.75890000000001" table:style-name="ce90">
            <text:p>132.7589</text:p>
          </table:table-cell>
          <table:table-cell office:value-type="float" office:value="7" table:style-name="ce91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7" table:style-name="ce51">
            <text:p>3,327</text:p>
          </table:table-cell>
          <table:table-cell office:value-type="float" office:value="156364" table:style-name="ce51">
            <text:p>156,364</text:p>
          </table:table-cell>
          <table:table-cell office:value-type="float" office:value="361082" table:style-name="ce51">
            <text:p>361,082</text:p>
          </table:table-cell>
          <table:table-cell office:value-type="float" office:value="179974" table:style-name="ce51">
            <text:p>179,974</text:p>
          </table:table-cell>
          <table:table-cell office:value-type="float" office:value="181108" table:style-name="ce51">
            <text:p>181,108</text:p>
          </table:table-cell>
          <table:table-cell office:value-type="float" office:value="99.37" table:style-name="ce52">
            <text:p>99.37</text:p>
          </table:table-cell>
          <table:table-cell office:value-type="float" office:value="2719.83" table:style-name="ce52">
            <text:p>2,719.83</text:p>
          </table:table-cell>
          <table:table-cell office:value-type="float" office:value="2.31" table:style-name="ce53">
            <text:p>2.3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市</text:span></text:p>
          </table:table-cell>
          <table:table-cell office:value-type="float" office:value="104.15260000000001" table:style-name="ce90">
            <text:p>104.1526</text:p>
          </table:table-cell>
          <table:table-cell office:value-type="float" office:value="3" table:style-name="ce91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69" table:style-name="ce51">
            <text:p>2,169</text:p>
          </table:table-cell>
          <table:table-cell office:value-type="float" office:value="174816" table:style-name="ce51">
            <text:p>174,816</text:p>
          </table:table-cell>
          <table:table-cell office:value-type="float" office:value="450655" table:style-name="ce51">
            <text:p>450,655</text:p>
          </table:table-cell>
          <table:table-cell office:value-type="float" office:value="222472" table:style-name="ce51">
            <text:p>222,472</text:p>
          </table:table-cell>
          <table:table-cell office:value-type="float" office:value="228183" table:style-name="ce51">
            <text:p>228,183</text:p>
          </table:table-cell>
          <table:table-cell office:value-type="float" office:value="97.5" table:style-name="ce52">
            <text:p>97.50</text:p>
          </table:table-cell>
          <table:table-cell office:value-type="float" office:value="4326.87" table:style-name="ce52">
            <text:p>4,326.87</text:p>
          </table:table-cell>
          <table:table-cell office:value-type="float" office:value="2.58" table:style-name="ce53">
            <text:p>2.5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市</text:span></text:p>
          </table:table-cell>
          <table:table-cell office:value-type="float" office:value="60.025599999999997" table:style-name="ce90">
            <text:p>60.0256</text:p>
          </table:table-cell>
          <table:table-cell office:value-type="float" office:value="2" table:style-name="ce91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908" table:style-name="ce51">
            <text:p>101,908</text:p>
          </table:table-cell>
          <table:table-cell office:value-type="float" office:value="262659" table:style-name="ce51">
            <text:p>262,659</text:p>
          </table:table-cell>
          <table:table-cell office:value-type="float" office:value="126567" table:style-name="ce51">
            <text:p>126,567</text:p>
          </table:table-cell>
          <table:table-cell office:value-type="float" office:value="136092" table:style-name="ce51">
            <text:p>136,092</text:p>
          </table:table-cell>
          <table:table-cell office:value-type="float" office:value="93" table:style-name="ce52">
            <text:p>93.00</text:p>
          </table:table-cell>
          <table:table-cell office:value-type="float" office:value="4375.78" table:style-name="ce52">
            <text:p>4,375.78</text:p>
          </table:table-cell>
          <table:table-cell office:value-type="float" office:value="2.58" table:style-name="ce53">
            <text:p>2.58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福建省</text:span></text:p>
          </table:table-cell>
          <table:table-cell office:value-type="float" office:value="180.45600000000002" table:style-name="ce90">
            <text:p>180.4560</text:p>
          </table:table-cell>
          <table:table-cell office:value-type="float" office:value="10" table:style-name="ce82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335" table:style-name="ce46">
            <text:p>46,335</text:p>
          </table:table-cell>
          <table:table-cell office:value-type="float" office:value="154118" table:style-name="ce46">
            <text:p>154,118</text:p>
          </table:table-cell>
          <table:table-cell office:value-type="float" office:value="77635" table:style-name="ce46">
            <text:p>77,635</text:p>
          </table:table-cell>
          <table:table-cell office:value-type="float" office:value="76483" table:style-name="ce46">
            <text:p>76,483</text:p>
          </table:table-cell>
          <table:table-cell office:value-type="float" office:value="101.51" table:style-name="ce47">
            <text:p>101.51</text:p>
          </table:table-cell>
          <table:table-cell office:value-type="float" office:value="854.05" table:style-name="ce47">
            <text:p>854.05</text:p>
          </table:table-cell>
          <table:table-cell office:value-type="float" office:value="3.33" table:style-name="ce48">
            <text:p>3.3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金門縣</text:span></text:p>
          </table:table-cell>
          <table:table-cell office:value-type="float" office:value="151.65600000000001" table:style-name="ce90">
            <text:p>151.6560</text:p>
          </table:table-cell>
          <table:table-cell office:value-type="float" office:value="6" table:style-name="ce91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734" table:style-name="ce51">
            <text:p>42,734</text:p>
          </table:table-cell>
          <table:table-cell office:value-type="float" office:value="140229" table:style-name="ce51">
            <text:p>140,229</text:p>
          </table:table-cell>
          <table:table-cell office:value-type="float" office:value="69585" table:style-name="ce51">
            <text:p>69,585</text:p>
          </table:table-cell>
          <table:table-cell office:value-type="float" office:value="70644" table:style-name="ce51">
            <text:p>70,644</text:p>
          </table:table-cell>
          <table:table-cell office:value-type="float" office:value="98.5" table:style-name="ce52">
            <text:p>98.50</text:p>
          </table:table-cell>
          <table:table-cell office:value-type="float" office:value="924.65" table:style-name="ce52">
            <text:p>924.65</text:p>
          </table:table-cell>
          <table:table-cell office:value-type="float" office:value="3.28" table:style-name="ce53">
            <text:p>3.2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連江縣</text:span></text:p>
          </table:table-cell>
          <table:table-cell office:value-type="float" office:value="28.8" table:style-name="ce90">
            <text:p>28.8000</text:p>
          </table:table-cell>
          <table:table-cell office:value-type="float" office:value="4" table:style-name="ce91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601" table:style-name="ce51">
            <text:p>3,601</text:p>
          </table:table-cell>
          <table:table-cell office:value-type="float" office:value="13889" table:style-name="ce51">
            <text:p>13,889</text:p>
          </table:table-cell>
          <table:table-cell office:value-type="float" office:value="8050" table:style-name="ce51">
            <text:p>8,050</text:p>
          </table:table-cell>
          <table:table-cell office:value-type="float" office:value="5839" table:style-name="ce51">
            <text:p>5,839</text:p>
          </table:table-cell>
          <table:table-cell office:value-type="float" office:value="137.87" table:style-name="ce52">
            <text:p>137.87</text:p>
          </table:table-cell>
          <table:table-cell office:value-type="float" office:value="482.26" table:style-name="ce52">
            <text:p>482.26</text:p>
          </table:table-cell>
          <table:table-cell office:value-type="float" office:value="3.86" table:style-name="ce53">
            <text:p>3.86</text:p>
          </table:table-cell>
          <table:table-cell table:style-name="ce60"/>
          <table:table-cell table:style-name="ce57"/>
          <table:table-cell table:style-name="ce84"/>
          <table:table-cell table:style-name="ce92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90">
            <text:p>2.3800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style-name="ce60"/>
          <table:table-cell table:style-name="ce57"/>
          <table:table-cell table:style-name="ce84"/>
          <table:table-cell table:style-name="ce9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6">
            <text:p>0.5045</text:p>
          </table:table-cell>
          <table:table-cell office:value-type="string" table:style-name="ce97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8"/>
          <table:table-cell table:style-name="ce99"/>
          <table:table-cell table:style-name="ce100"/>
          <table:table-cell table:number-columns-repeated="6" table:style-name="ce101"/>
          <table:table-cell table:number-columns-repeated="3" table:style-name="ce102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說明：1.本表村里數及鄰數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office:value-type="string" table:style-name="ce68">
            <text:p><text:s text:c="16"/>內政部戶政司編製</text:p>
          </table:table-cell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2.96年12月起，我國土地面積增列東沙群島東沙島(2.38平方公里)及南沙群島太平島(0.4896平方公里)，由高雄市代管；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 <text:s text:c="2"/>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72">
            <text:p>　　　3.104年12月南沙太平島交通基礎整建工程竣工，增加面積0.0149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107/上網各月速報公式(7月).xls'#說明" table:style-name="ta3">
        <table:table-source xlink:href="file:///C:/Users/moi1849/Desktop/123/3/1.月報/06速(月)報套印/111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60" table:style-name="ta3">
        <table:table-source xlink:href="file:///C:/Users/moi1849/Desktop/123/3/1.月報/06速(月)報套印/111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70" table:style-name="ta3">
        <table:table-source xlink:href="file:///C:/Users/moi1849/Desktop/123/3/1.月報/06速(月)報套印/111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B0" table:style-name="ta3">
        <table:table-source xlink:href="file:///C:/Users/moi1849/Desktop/123/3/1.月報/06速(月)報套印/111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月別(貼01-縣市別)" table:style-name="ta3">
        <table:table-source xlink:href="file:///C:/Users/moi1849/Desktop/123/3/1.月報/06速(月)報套印/111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縣市別" table:style-name="ta3">
        <table:table-source xlink:href="file:///C:/Users/moi1849/Desktop/123/3/1.月報/06速(月)報套印/111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齡結構" table:style-name="ta3">
        <table:table-source xlink:href="file:///C:/Users/moi1849/Desktop/123/3/1.月報/06速(月)報套印/111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資料分析" table:style-name="ta3">
        <table:table-source xlink:href="file:///C:/Users/moi1849/Desktop/123/3/1.月報/06速(月)報套印/111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分析(草稿)" table:style-name="ta3">
        <table:table-source xlink:href="file:///C:/Users/moi1849/Desktop/123/3/1.月報/06速(月)報套印/111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年月別" table:style-name="ta3">
        <table:table-source xlink:href="file:///C:/Users/moi1849/Desktop/123/3/1.月報/06速(月)報套印/111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縣市別" table:style-name="ta3">
        <table:table-source xlink:href="file:///C:/Users/moi1849/Desktop/123/3/1.月報/06速(月)報套印/111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4-單一年齡" table:style-name="ta3">
        <table:table-source xlink:href="file:///C:/Users/moi1849/Desktop/123/3/1.月報/06速(月)報套印/111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5-年齡結構" table:style-name="ta3">
        <table:table-source xlink:href="file:///C:/Users/moi1849/Desktop/123/3/1.月報/06速(月)報套印/111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6-人口增加&amp;生死結離" table:style-name="ta3">
        <table:table-source xlink:href="file:///C:/Users/moi1849/Desktop/123/3/1.月報/06速(月)報套印/111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年月別" table:style-name="ta3">
        <table:table-source xlink:href="file:///C:/Users/moi1849/Desktop/123/3/1.月報/06速(月)報套印/111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縣市別" table:style-name="ta3">
        <table:table-source xlink:href="file:///C:/Users/moi1849/Desktop/123/3/1.月報/06速(月)報套印/111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年月別" table:style-name="ta3">
        <table:table-source xlink:href="file:///C:/Users/moi1849/Desktop/123/3/1.月報/06速(月)報套印/111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縣市別" table:style-name="ta3">
        <table:table-source xlink:href="file:///C:/Users/moi1849/Desktop/123/3/1.月報/06速(月)報套印/111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1-遷徙" table:style-name="ta3">
        <table:table-source xlink:href="file:///C:/Users/moi1849/Desktop/123/3/1.月報/06速(月)報套印/111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56:53Z</meta:creation-date>
    <dc:date>2022-08-02T06:57:18Z</dc:date>
  </office:meta>
</office:document-meta>
</file>